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Variable →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i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xample 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3*[.B2] + 2*[.C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strain 1</text:p>
          </table:table-cell>
          <table:table-cell table:formula="of:= [.B2] + 2*[.C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strain 2</text:p>
          </table:table-cell>
          <table:table-cell table:formula="of:=2*[.B2]+ [.C2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strain 3</text:p>
          </table:table-cell>
          <table:table-cell table:formula="of:=-[.B2]+[.C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rain 4</text:p>
          </table:table-cell>
          <table:table-cell table:formula="of:=[.C2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rain 5</text:p>
          </table:table-cell>
          <table:table-cell table:formula="of:=-[.C2]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rain 6</text:p>
          </table:table-cell>
          <table:table-cell table:formula="of:=-[.B2]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4T16:37:16.382875551</meta:creation-date>
    <meta:generator>LibreOffice/6.3.4.2$MacOSX_X86_64 LibreOffice_project/60da17e045e08f1793c57c00ba83cdfce946d0aa</meta:generator>
    <dc:date>2020-01-14T17:00:38.047379661</dc:date>
    <meta:editing-duration>PT11M22S</meta:editing-duration>
    <meta:editing-cycles>2</meta:editing-cycles>
    <meta:document-statistic meta:table-count="1" meta:cell-count="26" meta:object-count="0"/>
  </office:meta>
</office:document-meta>
</file>